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946cm"/>
    </style:style>
    <style:style style:name="co7" style:family="table-column">
      <style:table-column-properties fo:break-before="auto" style:column-width="3.514cm"/>
    </style:style>
    <style:style style:name="co8" style:family="table-column">
      <style:table-column-properties fo:break-before="auto" style:column-width="4.563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3.484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3.298cm"/>
    </style:style>
    <style:style style:name="co13" style:family="table-column">
      <style:table-column-properties fo:break-before="auto" style:column-width="3.083cm"/>
    </style:style>
    <style:style style:name="co14" style:family="table-column">
      <style:table-column-properties fo:break-before="auto" style:column-width="3.237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2.558cm"/>
    </style:style>
    <style:style style:name="co17" style:family="table-column">
      <style:table-column-properties fo:break-before="auto" style:column-width="3.422cm"/>
    </style:style>
    <style:style style:name="co18" style:family="table-column">
      <style:table-column-properties fo:break-before="auto" style:column-width="2.836cm"/>
    </style:style>
    <style:style style:name="co19" style:family="table-column">
      <style:table-column-properties fo:break-before="auto" style:column-width="4.316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3.36cm"/>
    </style:style>
    <style:style style:name="co23" style:family="table-column">
      <style:table-column-properties fo:break-before="auto" style:column-width="3.39cm"/>
    </style:style>
    <style:style style:name="co24" style:family="table-column">
      <style:table-column-properties fo:break-before="auto" style:column-width="2.928cm"/>
    </style:style>
    <style:style style:name="co25" style:family="table-column">
      <style:table-column-properties fo:break-before="auto" style:column-width="2.96cm"/>
    </style:style>
    <style:style style:name="co26" style:family="table-column">
      <style:table-column-properties fo:break-before="auto" style:column-width="3.914cm"/>
    </style:style>
    <style:style style:name="co27" style:family="table-column">
      <style:table-column-properties fo:break-before="auto" style:column-width="3.267cm"/>
    </style:style>
    <style:style style:name="co28" style:family="table-column">
      <style:table-column-properties fo:break-before="auto" style:column-width="4.778cm"/>
    </style:style>
    <style:style style:name="co29" style:family="table-column">
      <style:table-column-properties fo:break-before="auto" style:column-width="4.099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3.575cm"/>
    </style:style>
    <style:style style:name="co32" style:family="table-column">
      <style:table-column-properties fo:break-before="auto" style:column-width="4.069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4.47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4.255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6.258cm" fo:break-before="auto" style:use-optimal-row-height="false"/>
    </style:style>
    <style:style style:name="ro3" style:family="table-row">
      <style:table-row-properties style:row-height="4.972cm" fo:break-before="auto" style:use-optimal-row-height="false"/>
    </style:style>
    <style:style style:name="ro4" style:family="table-row">
      <style:table-row-properties style:row-height="4.708cm" fo:break-before="auto" style:use-optimal-row-height="false"/>
    </style:style>
    <style:style style:name="ro5" style:family="table-row">
      <style:table-row-properties style:row-height="6.465cm" fo:break-before="auto" style:use-optimal-row-height="false"/>
    </style:style>
    <style:style style:name="ro6" style:family="table-row">
      <style:table-row-properties style:row-height="5.821cm" fo:break-before="auto" style:use-optimal-row-height="false"/>
    </style:style>
    <style:style style:name="ro7" style:family="table-row">
      <style:table-row-properties style:row-height="6.025cm" fo:break-before="auto" style:use-optimal-row-height="false"/>
    </style:style>
    <style:style style:name="ro8" style:family="table-row">
      <style:table-row-properties style:row-height="6.2cm" fo:break-before="auto" style:use-optimal-row-height="false"/>
    </style:style>
    <style:style style:name="ro9" style:family="table-row">
      <style:table-row-properties style:row-height="5.849cm" fo:break-before="auto" style:use-optimal-row-height="false"/>
    </style:style>
    <style:style style:name="ro10" style:family="table-row">
      <style:table-row-properties style:row-height="7.078cm" fo:break-before="auto" style:use-optimal-row-height="false"/>
    </style:style>
    <style:style style:name="ro11" style:family="table-row">
      <style:table-row-properties style:row-height="2.251cm" fo:break-before="auto" style:use-optimal-row-height="false"/>
    </style:style>
    <style:style style:name="ro12" style:family="table-row">
      <style:table-row-properties style:row-height="4.914cm" fo:break-before="auto" style:use-optimal-row-height="false"/>
    </style:style>
    <style:style style:name="ro13" style:family="table-row">
      <style:table-row-properties style:row-height="4.475cm" fo:break-before="auto" style:use-optimal-row-height="false"/>
    </style:style>
    <style:style style:name="ro14" style:family="table-row">
      <style:table-row-properties style:row-height="2.193cm" fo:break-before="auto" style:use-optimal-row-height="false"/>
    </style:style>
    <style:style style:name="ro15" style:family="table-row">
      <style:table-row-properties style:row-height="5.293cm" fo:break-before="auto" style:use-optimal-row-height="false"/>
    </style:style>
    <style:style style:name="ro16" style:family="table-row">
      <style:table-row-properties style:row-height="8.571cm" fo:break-before="auto" style:use-optimal-row-height="false"/>
    </style:style>
    <style:style style:name="ro17" style:family="table-row">
      <style:table-row-properties style:row-height="6.084cm" fo:break-before="auto" style:use-optimal-row-height="false"/>
    </style:style>
    <style:style style:name="ro18" style:family="table-row">
      <style:table-row-properties style:row-height="5.937cm" fo:break-before="auto" style:use-optimal-row-height="false"/>
    </style:style>
    <style:style style:name="ro19" style:family="table-row">
      <style:table-row-properties style:row-height="5.967cm" fo:break-before="auto" style:use-optimal-row-height="false"/>
    </style:style>
    <style:style style:name="ro20" style:family="table-row">
      <style:table-row-properties style:row-height="6.96cm" fo:break-before="auto" style:use-optimal-row-height="false"/>
    </style:style>
    <style:style style:name="ro21" style:family="table-row">
      <style:table-row-properties style:row-height="7.546cm" fo:break-before="auto" style:use-optimal-row-height="false"/>
    </style:style>
    <style:style style:name="ro22" style:family="table-row">
      <style:table-row-properties style:row-height="8.132cm" fo:break-before="auto" style:use-optimal-row-height="false"/>
    </style:style>
    <style:style style:name="ro23" style:family="table-row">
      <style:table-row-properties style:row-height="7.781cm" fo:break-before="auto" style:use-optimal-row-height="false"/>
    </style:style>
    <style:style style:name="ro24" style:family="table-row">
      <style:table-row-properties style:row-height="7.107cm" fo:break-before="auto" style:use-optimal-row-height="false"/>
    </style:style>
    <style:style style:name="ro25" style:family="table-row">
      <style:table-row-properties style:row-height="2.076cm" fo:break-before="auto" style:use-optimal-row-height="false"/>
    </style:style>
    <style:style style:name="ro26" style:family="table-row">
      <style:table-row-properties style:row-height="5.001cm" fo:break-before="auto" style:use-optimal-row-height="false"/>
    </style:style>
    <style:style style:name="ro27" style:family="table-row">
      <style:table-row-properties style:row-height="5.995cm" fo:break-before="auto" style:use-optimal-row-height="false"/>
    </style:style>
    <style:style style:name="ro28" style:family="table-row">
      <style:table-row-properties style:row-height="8.102cm" fo:break-before="auto" style:use-optimal-row-height="false"/>
    </style:style>
    <style:style style:name="ro29" style:family="table-row">
      <style:table-row-properties style:row-height="1.783cm" fo:break-before="auto" style:use-optimal-row-height="false"/>
    </style:style>
    <style:style style:name="ro30" style:family="table-row">
      <style:table-row-properties style:row-height="4.942cm" fo:break-before="auto" style:use-optimal-row-height="false"/>
    </style:style>
    <style:style style:name="ro31" style:family="table-row">
      <style:table-row-properties style:row-height="7.8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Arial1" fo:font-size="11pt" fo:language="en" fo:country="IN" style:font-name-asian="Arial1" style:font-size-asian="11pt" style:font-name-complex="Arial1" style:font-size-complex="11pt"/>
    </style:style>
    <style:style style:name="ce3" style:family="table-cell" style:parent-style-name="Default" style:data-style-name="N0">
      <style:table-cell-properties fo:wrap-option="wrap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/>
  </office:automatic-styles>
  <office:body>
    <office:spreadsheet>
      <table:table table:name="login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>
            <text:p>S.No</text:p>
          </table:table-cell>
          <table:table-cell table:style-name="Default" office:value-type="string">
            <text:p>Test Case ID</text:p>
          </table:table-cell>
          <table:table-cell office:value-type="string">
            <text:p>Module</text:p>
          </table:table-cell>
          <table:table-cell office:value-type="string">
            <text:p>Test Summary</text:p>
          </table:table-cell>
          <table:table-cell office:value-type="string">
            <text:p>Test Description</text:p>
          </table:table-cell>
          <table:table-cell table:style-name="Default" office:value-type="string">
            <text:p>Test Data </text:p>
          </table:table-cell>
          <table:table-cell office:value-type="string">
            <text:p>Priority</text:p>
          </table:table-cell>
          <table:table-cell office:value-type="string">
            <text:p>Test Environment</text:p>
          </table:table-cell>
          <table:table-cell table:style-name="ce1" office:value-type="string">
            <text:p>Prerequisite</text:p>
          </table:table-cell>
          <table:table-cell office:value-type="string">
            <text:p>Steps to Follow</text:p>
          </table:table-cell>
          <table:table-cell office:value-type="string">
            <text:p>Expected Results </text:p>
          </table:table-cell>
          <table:table-cell table:style-name="ce1" office:value-type="string">
            <text:p>Typ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C_Login_Logout_001</text:p>
          </table:table-cell>
          <table:table-cell office:value-type="string">
            <text:p>Login</text:p>
          </table:table-cell>
          <table:table-cell office:value-type="string">
            <text:p>Verify Login Functionality with valid Login Credentials </text:p>
          </table:table-cell>
          <table:table-cell office:value-type="string">
            <text:p>Ensure that the user is able to login to the application by providing valid username and valid password</text:p>
          </table:table-cell>
          <table:table-cell office:value-type="string">
            <text:p>Valid username:admin and password:admin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rl of the application</text:p>
          </table:table-cell>
          <table:table-cell office:value-type="string">
            <text:p>1. Enter valid URL of the application say ”172.16.10.77/btes” <text:s text:c="7"/><text:s text:c="5"/>2. Enter valid username in username text field. <text:s text:c="6"/>3. Enter valid password in password text field. <text:s text:c="3"/>4. Click on login button.</text:p>
          </table:table-cell>
          <table:table-cell office:value-type="string">
            <text:p>User should be able to login to the application and home page should be displayed.</text:p>
          </table:table-cell>
          <table:table-cell office:value-type="string">
            <text:p>smok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C_Login_Logout_002</text:p>
          </table:table-cell>
          <table:table-cell table:style-name="ce1" office:value-type="string">
            <text:p>login</text:p>
          </table:table-cell>
          <table:table-cell office:value-type="string">
            <text:p>verify Login Functionality with invalid Login Credentials </text:p>
          </table:table-cell>
          <table:table-cell office:value-type="string">
            <text:p>Ensure that the user is not login to the application by providing Valid username and In-Valid password</text:p>
          </table:table-cell>
          <table:table-cell office:value-type="string">
            <text:p>Valid username and In-Valid password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rl of the application</text:p>
          </table:table-cell>
          <table:table-cell office:value-type="string">
            <text:p>1. Enter valid URL of the application <text:s/>say ”172.16.10.77/btes” <text:s text:c="7"/><text:s text:c="5"/>2. Enter valid username in username text field. <text:s text:c="6"/>3. Enter In-valid password in password text field. <text:s text:c="7"/><text:s text:c="19"/>4. Click on login button.</text:p>
          </table:table-cell>
          <table:table-cell office:value-type="string">
            <text:p>User is not able to login to the application and appropriate error message should be displayed.</text:p>
          </table:table-cell>
          <table:table-cell office:value-type="string">
            <text:p>smok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C_Login_Logout_003</text:p>
          </table:table-cell>
          <table:table-cell office:value-type="string">
            <text:p>login</text:p>
          </table:table-cell>
          <table:table-cell office:value-type="string">
            <text:p>Verify Login Functionality with in-valid Login Credentials </text:p>
          </table:table-cell>
          <table:table-cell office:value-type="string">
            <text:p>Ensure that the user is not able to login to the application by providing InValid username and Valid password</text:p>
          </table:table-cell>
          <table:table-cell office:value-type="string">
            <text:p>In-Valid username and Valid password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rl of the application</text:p>
          </table:table-cell>
          <table:table-cell office:value-type="string">
            <text:p>1. Enter valid URL of the application <text:s/>say ”172.16.10.77/btes” <text:s text:c="7"/><text:s text:c="4"/>2. Enter in-valid username in username text field. <text:s text:c="24"/><text:s text:c="3"/>3. Enter valid password in password text field. <text:s text:c="7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TC_Login_Logout_004</text:p>
          </table:table-cell>
          <table:table-cell office:value-type="string">
            <text:p>login</text:p>
          </table:table-cell>
          <table:table-cell office:value-type="string">
            <text:p>Verify Login Functionality with in-valid Login Credentials </text:p>
          </table:table-cell>
          <table:table-cell office:value-type="string">
            <text:p>Ensure that the user is not login to the application by providing In-Valid username and In-Valid password</text:p>
          </table:table-cell>
          <table:table-cell office:value-type="string">
            <text:p>In-Valid username and In-Valid password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rl of the application</text:p>
          </table:table-cell>
          <table:table-cell office:value-type="string">
            <text:p>1. Enter valid URL of the application say ”172.16.10.77/btes” <text:s text:c="7"/><text:s text:c="4"/>2. Enter In-valid username in username text field. <text:s text:c="24"/><text:s text:c="3"/>3. Enter In-valid password in password text field. <text:s text:c="24"/><text:s text:c="2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TC_Login_Logout_005</text:p>
          </table:table-cell>
          <table:table-cell office:value-type="string">
            <text:p>login</text:p>
          </table:table-cell>
          <table:table-cell office:value-type="string">
            <text:p>Verify Login Functionality without providing the password</text:p>
          </table:table-cell>
          <table:table-cell office:value-type="string">
            <text:p>Ensure that the user is not login to the application by providing Valid username and blank password</text:p>
          </table:table-cell>
          <table:table-cell office:value-type="string">
            <text:p>Valid username and blank password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rl of the application</text:p>
          </table:table-cell>
          <table:table-cell office:value-type="string">
            <text:p>1. Enter valid URL of the application say ”172.16.10.77/btes” <text:s text:c="7"/><text:s text:c="4"/>2. Enter valid username in username text field. <text:s text:c="6"/>3. <text:s/>leave password text field blank <text:s text:c="30"/><text:s text:c="3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TC_Login_Logout_006</text:p>
          </table:table-cell>
          <table:table-cell office:value-type="string">
            <text:p>login</text:p>
          </table:table-cell>
          <table:table-cell office:value-type="string">
            <text:p>Verify Login Functionality without providing the username</text:p>
          </table:table-cell>
          <table:table-cell office:value-type="string">
            <text:p>Ensure that the user is not login to the application by providing blank username and valid password</text:p>
          </table:table-cell>
          <table:table-cell office:value-type="string">
            <text:p>Blank username and Valid <text:s/>password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rl of the application</text:p>
          </table:table-cell>
          <table:table-cell office:value-type="string">
            <text:p>1. Enter valid URL of the application say ”172.16.10.77/btes” <text:s text:c="7"/><text:s text:c="3"/>2. Username is not given in username text field. <text:s text:c="6"/>3. <text:s/>Valid password in password text field. <text:s text:c="11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TC_Login_Logout_007</text:p>
          </table:table-cell>
          <table:table-cell office:value-type="string">
            <text:p>Login</text:p>
          </table:table-cell>
          <table:table-cell table:style-name="ce2" office:value-type="string">
            <text:p>verify login functionality with invalid user name and blank password.</text:p>
          </table:table-cell>
          <table:table-cell table:style-name="ce2" office:value-type="string">
            <text:p>Ensure that user is not able to login with invalid username and blank password</text:p>
          </table:table-cell>
          <table:table-cell office:value-type="string">
            <text:p>invalid username and blank password</text:p>
          </table:table-cell>
          <table:table-cell/>
          <table:table-cell office:value-type="string">
            <text:p>Window 7, Google chrome, IE, Firefox</text:p>
          </table:table-cell>
          <table:table-cell table:style-name="ce1" office:value-type="string">
            <text:p>valid url of the application</text:p>
          </table:table-cell>
          <table:table-cell office:value-type="string">
            <text:p>1. Enter valid URL of the application <text:s/>say ”172.16.10.77/btes” <text:s text:c="7"/><text:s text:c="5"/>2. Enter invalid username in username text field. <text:s text:c="24"/><text:s text:c="2"/>3. leave password filed blank . <text:s text:c="28"/><text:s text:c="2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TC_Login_Logout_008</text:p>
          </table:table-cell>
          <table:table-cell office:value-type="string">
            <text:p>Login</text:p>
          </table:table-cell>
          <table:table-cell table:style-name="ce2" office:value-type="string">
            <text:p>verify login functionality with blank user name and invalid password.</text:p>
          </table:table-cell>
          <table:table-cell table:style-name="ce2" office:value-type="string">
            <text:p>Ensure that user is not able to login with blank username and invalid password</text:p>
          </table:table-cell>
          <table:table-cell table:style-name="ce2" office:value-type="string">
            <text:p>blank username <text:s/>and invalid password</text:p>
          </table:table-cell>
          <table:table-cell table:style-name="ce1"/>
          <table:table-cell office:value-type="string">
            <text:p>Window 7, Google chrome, IE, Firefox</text:p>
          </table:table-cell>
          <table:table-cell table:style-name="ce1" office:value-type="string">
            <text:p>valid url of the application</text:p>
          </table:table-cell>
          <table:table-cell office:value-type="string">
            <text:p>1. Enter valid URL of the application <text:s/>say ”172.16.10.77/btes” <text:s text:c="7"/><text:s text:c="5"/>2. leave username filed blank <text:s text:c="4"/>. <text:s text:c="16"/><text:s text:c="10"/>3. Enter In-valid password in password text field. <text:s text:c="24"/><text:s text:c="6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  <table:table-row table:style-name="ro10">
          <table:table-cell office:value-type="float" office:value="9">
            <text:p>9</text:p>
          </table:table-cell>
          <table:table-cell office:value-type="string">
            <text:p>TC_Login_Logout_009</text:p>
          </table:table-cell>
          <table:table-cell office:value-type="string">
            <text:p>Login</text:p>
          </table:table-cell>
          <table:table-cell table:style-name="ce2" office:value-type="string">
            <text:p>verify login functionality with blank user name and <text:s/>password</text:p>
          </table:table-cell>
          <table:table-cell table:style-name="ce2" office:value-type="string">
            <text:p>Ensure that user is not able to login with blank username and password</text:p>
          </table:table-cell>
          <table:table-cell table:style-name="ce2" office:value-type="string">
            <text:p>blank username and password</text:p>
          </table:table-cell>
          <table:table-cell table:style-name="ce1"/>
          <table:table-cell office:value-type="string">
            <text:p>Window 7, Google chrome, IE, Firefox</text:p>
          </table:table-cell>
          <table:table-cell table:style-name="ce1" office:value-type="string">
            <text:p>valid url of the application</text:p>
          </table:table-cell>
          <table:table-cell office:value-type="string">
            <text:p>1. Enter valid URL of the application <text:s/>say ”172.16.10.77/btes” <text:s text:c="7"/><text:s text:c="3"/>2.leave <text:s/>username tect field blank</text:p>
            <text:p>3.leave password text <text:s/>field blank. <text:s text:c="21"/><text:s text:c="9"/>4. Click on login button.</text:p>
          </table:table-cell>
          <table:table-cell office:value-type="string">
            <text:p>User is not able to login to the application and a proper error message displayed.</text:p>
          </table:table-cell>
          <table:table-cell office:value-type="string">
            <text:p>smoke</text:p>
          </table:table-cell>
        </table:table-row>
      </table:table>
      <table:table table:name="logout" table:style-name="ta1" table:print="false">
        <table:table-column table:style-name="co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number-columns-repeated="2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Default"/>
        <table:table-row table:style-name="ro11">
          <table:table-cell office:value-type="string">
            <text:p>S.No</text:p>
          </table:table-cell>
          <table:table-cell office:value-type="string">
            <text:p>Test Case ID</text:p>
          </table:table-cell>
          <table:table-cell table:style-name="ce1" office:value-type="string">
            <text:p>Module</text:p>
          </table:table-cell>
          <table:table-cell office:value-type="string">
            <text:p>Test Summary</text:p>
          </table:table-cell>
          <table:table-cell office:value-type="string">
            <text:p>Test Description</text:p>
          </table:table-cell>
          <table:table-cell table:style-name="ce1" office:value-type="string">
            <text:p>Test Data </text:p>
          </table:table-cell>
          <table:table-cell table:style-name="ce1" office:value-type="string">
            <text:p>Priority</text:p>
          </table:table-cell>
          <table:table-cell office:value-type="string">
            <text:p>Test Environment</text:p>
          </table:table-cell>
          <table:table-cell office:value-type="string">
            <text:p>Prerequisite</text:p>
          </table:table-cell>
          <table:table-cell office:value-type="string">
            <text:p>Steps to Follow</text:p>
          </table:table-cell>
          <table:table-cell office:value-type="string">
            <text:p>Expected Results </text:p>
          </table:table-cell>
          <table:table-cell table:style-name="ce1" office:value-type="string">
            <text:p>Type</text:p>
          </table:table-cell>
        </table:table-row>
        <table:table-row table:style-name="ro12">
          <table:table-cell office:value-type="float" office:value="1">
            <text:p>1</text:p>
          </table:table-cell>
          <table:table-cell office:value-type="string">
            <text:p>TC_Login_Logout_001</text:p>
          </table:table-cell>
          <table:table-cell office:value-type="string">
            <text:p>logout</text:p>
          </table:table-cell>
          <table:table-cell office:value-type="string">
            <text:p>Verify availability of “Logout” button throughout the application</text:p>
          </table:table-cell>
          <table:table-cell office:value-type="string">
            <text:p>Ensure that <text:s/>logout button is available <text:s/>throughout the application once valid user logged in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"/>2. Enter valid login credentials and click on “login” button <text:s text:c="13"/>3. check user is able to see “logout” button throughout the application</text:p>
          </table:table-cell>
          <table:table-cell office:value-type="string">
            <text:p>User should be able to see the “logout” button throughout the application once valid user logged in</text:p>
          </table:table-cell>
          <table:table-cell office:value-type="string">
            <text:p>smok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<text:s/>TC_Login_Logout_002</text:p>
          </table:table-cell>
          <table:table-cell office:value-type="string">
            <text:p>logout</text:p>
          </table:table-cell>
          <table:table-cell office:value-type="string">
            <text:p>Verify functionality of “Logout “button</text:p>
          </table:table-cell>
          <table:table-cell office:value-type="string">
            <text:p>Ensure that <text:s/>user is able to <text:s/>logout from the application after clicking “logout” button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logout from the application</text:p>
          </table:table-cell>
          <table:table-cell office:value-type="string">
            <text:p>1. Enter valid URL of the application <text:s/>say:”172.16.10.42/btes” <text:s text:c="4"/>2. Enter valid login credentials and enter into the home page <text:s text:c="7"/><text:s text:c="16"/>3. click on “logout” button <text:s text:c="9"/></text:p>
          </table:table-cell>
          <table:table-cell office:value-type="string">
            <text:p>User should <text:s/>able to <text:s/>“logout” <text:s/>from the application </text:p>
          </table:table-cell>
          <table:table-cell office:value-type="string">
            <text:p>smoke</text:p>
          </table:table-cell>
        </table:table-row>
        <table:table-row table:style-name="ro13">
          <table:table-cell office:value-type="float" office:value="3">
            <text:p>3</text:p>
          </table:table-cell>
          <table:table-cell office:value-type="string">
            <text:p><text:s/>TC_Login_Logout_003</text:p>
          </table:table-cell>
          <table:table-cell office:value-type="string">
            <text:p>logout</text:p>
          </table:table-cell>
          <table:table-cell office:value-type="string">
            <text:p>Verify back button functionality of the browser</text:p>
          </table:table-cell>
          <table:table-cell office:value-type="string">
            <text:p>Ensure that after clicking “back” button of the browser user is able to stay on login page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table:style-name="Default" office:value-type="string">
            <text:p>Valid user exist </text:p>
          </table:table-cell>
          <table:table-cell office:value-type="string">
            <text:p>1. Enter valid URL of the application <text:s/>say:”172.16.10.42/btes” <text:s text:c="4"/>2. Enter valid login credentials and click on “login” button <text:s text:c="17"/><text:s/>3. user is able to see “logout” button throughout the application <text:s text:c="21"/><text:s/>4.user is not able to go back to home page when click on back button</text:p>
          </table:table-cell>
          <table:table-cell office:value-type="string">
            <text:p>User should <text:s/>able to stay on login page </text:p>
          </table:table-cell>
          <table:table-cell office:value-type="string">
            <text:p>smoke</text:p>
          </table:table-cell>
        </table:table-row>
      </table:table>
      <table:table table:name="Homepage" table:style-name="ta1" table:print="false">
        <table:table-column table:style-name="co1" table:default-cell-style-name="Default"/>
        <table:table-column table:style-name="co12" table:default-cell-style-name="ce1"/>
        <table:table-column table:style-name="co21" table:default-cell-style-name="Default"/>
        <table:table-column table:style-name="co22" table:default-cell-style-name="ce1"/>
        <table:table-column table:style-name="co12" table:default-cell-style-name="ce1"/>
        <table:table-column table:style-name="co23" table:default-cell-style-name="Default"/>
        <table:table-column table:style-name="co24" table:default-cell-style-name="Default"/>
        <table:table-column table:style-name="co14" table:default-cell-style-name="ce1"/>
        <table:table-column table:style-name="co10" table:default-cell-style-name="ce1"/>
        <table:table-column table:style-name="co6" table:default-cell-style-name="ce1"/>
        <table:table-column table:style-name="co25" table:default-cell-style-name="ce1"/>
        <table:table-column table:style-name="co1" table:default-cell-style-name="Default"/>
        <table:table-row table:style-name="ro14">
          <table:table-cell office:value-type="string">
            <text:p>S.No</text:p>
          </table:table-cell>
          <table:table-cell table:style-name="Default" office:value-type="string">
            <text:p>Test Case ID</text:p>
          </table:table-cell>
          <table:table-cell office:value-type="string">
            <text:p>Module</text:p>
          </table:table-cell>
          <table:table-cell table:style-name="Default" office:value-type="string">
            <text:p>Test Summary</text:p>
          </table:table-cell>
          <table:table-cell table:style-name="Default" office:value-type="string">
            <text:p>Test Description</text:p>
          </table:table-cell>
          <table:table-cell office:value-type="string">
            <text:p>Test Data </text:p>
          </table:table-cell>
          <table:table-cell office:value-type="string">
            <text:p>priority</text:p>
          </table:table-cell>
          <table:table-cell table:style-name="Default" office:value-type="string">
            <text:p>Test Environment</text:p>
          </table:table-cell>
          <table:table-cell table:style-name="Default" office:value-type="string">
            <text:p>Prerequisite</text:p>
          </table:table-cell>
          <table:table-cell table:style-name="Default" office:value-type="string">
            <text:p>Steps to Follow</text:p>
          </table:table-cell>
          <table:table-cell table:style-name="Default" office:value-type="string">
            <text:p>Expected Results </text:p>
          </table:table-cell>
          <table:table-cell office:value-type="string">
            <text:p>Type</text:p>
          </table:table-cell>
        </table:table-row>
        <table:table-row table:style-name="ro15">
          <table:table-cell office:value-type="float" office:value="1">
            <text:p>1</text:p>
          </table:table-cell>
          <table:table-cell office:value-type="string">
            <text:p>TC_Home_Page_001</text:p>
          </table:table-cell>
          <table:table-cell office:value-type="string">
            <text:p>Home_Page</text:p>
          </table:table-cell>
          <table:table-cell office:value-type="string">
            <text:p>Verify list of tasks assigned to the user</text:p>
          </table:table-cell>
          <table:table-cell office:value-type="string">
            <text:p>Ensure that user is able to see the list of task on the “Home page”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"/>2. Enter valid login credentials and click on “login” button <text:s text:c="12"/>3. check user is able to see the list of task on the “Home page”</text:p>
          </table:table-cell>
          <table:table-cell office:value-type="string">
            <text:p>User should be able to see list of task assigned</text:p>
          </table:table-cell>
          <table:table-cell office:value-type="string">
            <text:p>smoke</text:p>
          </table:table-cell>
        </table:table-row>
        <table:table-row table:style-name="ro16">
          <table:table-cell office:value-type="float" office:value="2">
            <text:p>2</text:p>
          </table:table-cell>
          <table:table-cell office:value-type="string">
            <text:p>TC_Home_Page_002</text:p>
          </table:table-cell>
          <table:table-cell office:value-type="string">
            <text:p>Home_Page</text:p>
          </table:table-cell>
          <table:table-cell office:value-type="string">
            <text:p>Verify the availability of “Links” <text:s/>throughout the application</text:p>
          </table:table-cell>
          <table:table-cell office:value-type="string">
            <text:p>Ensure that user is able to see the list of link <text:s text:c="18"/>- <text:s/>Home <text:s text:c="19"/>- Edit my profile <text:s text:c="5"/>- View user <text:s text:c="13"/>- New user <text:s text:c="14"/>- Add new task <text:s text:c="7"/>- All task <text:s text:c="15"/>on the “Home page”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4"/>2. Enter valid login credentials and click on “login” button <text:s text:c="12"/>3. check user is able to see the list of task on the “Home page” <text:s text:c="7"/>list of task <text:s text:c="21"/>-Home <text:s text:c="27"/>- Edit my profile <text:s text:c="11"/>- View user <text:s text:c="19"/>- New user <text:s text:c="20"/>- Add new task <text:s text:c="14"/>- All task <text:s text:c="6"/></text:p>
          </table:table-cell>
          <table:table-cell office:value-type="string">
            <text:p>User should be able to see list of task <text:s text:c="20"/>-Home <text:s text:c="16"/>- Edit my profile <text:s/>- View user <text:s text:c="10"/>- New user <text:s text:c="10"/>- Add new task <text:s text:c="5"/>- All task <text:s text:c="2"/></text:p>
          </table:table-cell>
          <table:table-cell office:value-type="string">
            <text:p>smoke</text:p>
          </table:table-cell>
        </table:table-row>
        <table:table-row table:style-name="ro17">
          <table:table-cell office:value-type="float" office:value="3">
            <text:p>3</text:p>
          </table:table-cell>
          <table:table-cell office:value-type="string">
            <text:p>TC_Home_Page_003</text:p>
          </table:table-cell>
          <table:table-cell office:value-type="string">
            <text:p>Home_Page</text:p>
          </table:table-cell>
          <table:table-cell office:value-type="string">
            <text:p>Verify the functionality of “Home link”</text:p>
          </table:table-cell>
          <table:table-cell office:value-type="string">
            <text:p>Ensure that <text:s/>click on “Homelink” user is redirect to home page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"/>2. Enter valid login credentials and click on “login” button <text:s text:c="12"/>3. check user <text:s/>is able to click on “Homelink” and it redirect user to home page</text:p>
          </table:table-cell>
          <table:table-cell office:value-type="string">
            <text:p>User should be able to click on “Homelink” and it redirect user to home page </text:p>
          </table:table-cell>
          <table:table-cell office:value-type="string">
            <text:p>smoke</text:p>
          </table:table-cell>
        </table:table-row>
        <table:table-row table:style-name="ro18">
          <table:table-cell office:value-type="float" office:value="4">
            <text:p>4</text:p>
          </table:table-cell>
          <table:table-cell office:value-type="string">
            <text:p>TC_Home_Page_004</text:p>
          </table:table-cell>
          <table:table-cell office:value-type="string">
            <text:p>Home_Page</text:p>
          </table:table-cell>
          <table:table-cell office:value-type="string">
            <text:p>Verify availability of “Checkboxes ” for the table displaying list of task <text:s/>on homepage</text:p>
          </table:table-cell>
          <table:table-cell office:value-type="string">
            <text:p>Ensure that user is able to see the “Checkbox” <text:s/>for the table displaying list of task <text:s/>on homepage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"/>2. Enter valid login credentials and click on “login” button <text:s text:c="12"/>3. check user <text:s/>is able <text:s/>to see the “Checkbox” on home page of application</text:p>
          </table:table-cell>
          <table:table-cell office:value-type="string">
            <text:p><text:s/>user should able to see the “Checkbox” for the table displaying list of task <text:s/>on homepage</text:p>
          </table:table-cell>
          <table:table-cell office:value-type="string">
            <text:p>smoke</text:p>
          </table:table-cell>
        </table:table-row>
        <table:table-row table:style-name="ro19">
          <table:table-cell office:value-type="float" office:value="5">
            <text:p>5</text:p>
          </table:table-cell>
          <table:table-cell office:value-type="string">
            <text:p>TC_Home_Page_005</text:p>
          </table:table-cell>
          <table:table-cell office:value-type="string">
            <text:p>Home_Page</text:p>
          </table:table-cell>
          <table:table-cell office:value-type="string">
            <text:p>verify functionality of “Checkbox ” for the table displaying list of task on homepage</text:p>
          </table:table-cell>
          <table:table-cell office:value-type="string">
            <text:p>Ensure that user is able to click on the “Checkbox” <text:s/>button in the top row of task column and all checkbox get “Selected”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"/>2. Enter valid login credentials and click on “login” button <text:s text:c="12"/>3. check user <text:s/>is able <text:s text:c="2"/>click on the “Checkbox” <text:s/>button in the top row of task column <text:s/>and all checkbox get selected</text:p>
          </table:table-cell>
          <table:table-cell office:value-type="string">
            <text:p>User should be able to click on the “Checkbox” <text:s/>button in the top row of task column <text:s/>and all checkbox get “Selected”</text:p>
          </table:table-cell>
          <table:table-cell office:value-type="string">
            <text:p>smoke</text:p>
          </table:table-cell>
        </table:table-row>
        <table:table-row table:style-name="ro19">
          <table:table-cell office:value-type="float" office:value="6">
            <text:p>6</text:p>
          </table:table-cell>
          <table:table-cell office:value-type="string">
            <text:p>TC_Home_Page_006</text:p>
          </table:table-cell>
          <table:table-cell office:value-type="string">
            <text:p>Home_Page</text:p>
          </table:table-cell>
          <table:table-cell office:value-type="string">
            <text:p>verify availability of “Checkboxes ” for the table displaying list of task <text:s/>on homepage</text:p>
          </table:table-cell>
          <table:table-cell office:value-type="string">
            <text:p>Ensure that user is able to click on the “Checkbox” <text:s/>button in the top row of task column and all checkbox get “Unselected”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"/>2. Enter valid login credentials and click on “login” button <text:s text:c="12"/>3. check user <text:s/>is able <text:s text:c="2"/>click on the “Checkbox” <text:s/>button in the top row of task column <text:s/>and all checkbox get unselected</text:p>
          </table:table-cell>
          <table:table-cell office:value-type="string">
            <text:p>User should be able to click on the “Checkbox” <text:s/>button in the top row of task column <text:s/>and all checkbox get “Unselected”</text:p>
          </table:table-cell>
          <table:table-cell office:value-type="string">
            <text:p>smoke</text:p>
          </table:table-cell>
        </table:table-row>
        <table:table-row table:style-name="ro20">
          <table:table-cell office:value-type="float" office:value="7">
            <text:p>7</text:p>
          </table:table-cell>
          <table:table-cell office:value-type="string">
            <text:p>TC_Home_Page_007</text:p>
          </table:table-cell>
          <table:table-cell office:value-type="string">
            <text:p>Home_Page</text:p>
          </table:table-cell>
          <table:table-cell office:value-type="string">
            <text:p>Verify availability of “Delete” button on homepage</text:p>
          </table:table-cell>
          <table:table-cell office:value-type="string">
            <text:p>Ensure that the user is able to see the “Delete” button on homepage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4"/>2. Enter valid login credentials and click on “login” button <text:s text:c="12"/>3. check user is <text:s/>able to see the “Delete” button on homepage</text:p>
          </table:table-cell>
          <table:table-cell office:value-type="string">
            <text:p><text:s/>User should be able to see the “Delete” button on homepage</text:p>
          </table:table-cell>
          <table:table-cell office:value-type="string">
            <text:p>smoke</text:p>
          </table:table-cell>
        </table:table-row>
        <table:table-row table:style-name="ro21">
          <table:table-cell office:value-type="float" office:value="8">
            <text:p>8</text:p>
          </table:table-cell>
          <table:table-cell office:value-type="string">
            <text:p>TC_Home_Page_008</text:p>
          </table:table-cell>
          <table:table-cell office:value-type="string">
            <text:p>Home_Page</text:p>
          </table:table-cell>
          <table:table-cell office:value-type="string">
            <text:p>Verify functionality of “Delete” button on homepage</text:p>
          </table:table-cell>
          <table:table-cell office:value-type="string">
            <text:p>Ensure that <text:s/>click on “Delete” button user is able to delete the selected row of the table displaying list of task</text:p>
          </table:table-cell>
          <table:table-cell office:value-type="string">
            <text:p>N/A</text:p>
          </table:table-cell>
          <table:table-cell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4"/>2. Enter valid login credentials and click on “login” button <text:s text:c="12"/>3. check user is <text:s/>able to see the “Delete” button on homepage <text:s text:c="4"/>4. click on “Delete” button user is able to delete the selected row <text:s/>of the table displaying list of task</text:p>
          </table:table-cell>
          <table:table-cell office:value-type="string">
            <text:p>User should be able to click on “Delete” button and selected row will be delete</text:p>
          </table:table-cell>
          <table:table-cell office:value-type="string">
            <text:p>smoke</text:p>
          </table:table-cell>
        </table:table-row>
        <table:table-row table:style-name="ro22">
          <table:table-cell office:value-type="float" office:value="9">
            <text:p>9</text:p>
          </table:table-cell>
          <table:table-cell office:value-type="string">
            <text:p>TC_Home_Page_009</text:p>
          </table:table-cell>
          <table:table-cell office:value-type="string">
            <text:p>Home_Page</text:p>
          </table:table-cell>
          <table:table-cell office:value-type="string">
            <text:p>Verify the availability of all the columns on the "Home" page.</text:p>
          </table:table-cell>
          <table:table-cell table:style-name="ce2" office:value-type="string">
            <text:p>Ensure the availability of all the columns such as "ID","Type","project summary","assign to" on Home page.</text:p>
          </table:table-cell>
          <table:table-cell table:style-name="ce1" office:value-type="string">
            <text:p>N/A</text:p>
          </table:table-cell>
          <table:table-cell table:style-name="ce1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4"/>2. Enter valid login credentials and click on “login” button <text:s text:c="12"/>3. check user is <text:s/>able to see the availability of all the columns such as "ID","Type","project summary","assign to" on Home page.</text:p>
          </table:table-cell>
          <table:table-cell office:value-type="string">
            <text:p>User should be able able to see the availability of all the columns such as "ID","Type","project summary","assign to" on Home page.</text:p>
          </table:table-cell>
          <table:table-cell office:value-type="string">
            <text:p>smoke</text:p>
          </table:table-cell>
        </table:table-row>
        <table:table-row table:style-name="ro23">
          <table:table-cell office:value-type="float" office:value="10">
            <text:p>10</text:p>
          </table:table-cell>
          <table:table-cell office:value-type="string">
            <text:p>TC_Home_Page_010</text:p>
          </table:table-cell>
          <table:table-cell table:style-name="ce1" office:value-type="string">
            <text:p>Home_Page</text:p>
          </table:table-cell>
          <table:table-cell table:style-name="ce2" office:value-type="string">
            <text:p>verify the availability of "Pagination" on the homepage</text:p>
          </table:table-cell>
          <table:table-cell office:value-type="string">
            <text:p>Ensure the availability of "Pagination" on the homepage of the application.</text:p>
          </table:table-cell>
          <table:table-cell table:style-name="ce1" office:value-type="string">
            <text:p>N/A</text:p>
          </table:table-cell>
          <table:table-cell table:style-name="ce1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4"/>2. Enter valid login credentials and click on “login” button <text:s text:c="12"/>3. observe the availability of "Pagination" on the homepage.</text:p>
          </table:table-cell>
          <table:table-cell office:value-type="string">
            <text:p>User ahould able to see the "Pagination" on the homepage</text:p>
          </table:table-cell>
          <table:table-cell office:value-type="string">
            <text:p>smoke</text:p>
          </table:table-cell>
        </table:table-row>
        <table:table-row table:style-name="ro24">
          <table:table-cell office:value-type="float" office:value="11">
            <text:p>11</text:p>
          </table:table-cell>
          <table:table-cell office:value-type="string">
            <text:p>TC_Home_Page_011</text:p>
          </table:table-cell>
          <table:table-cell table:style-name="ce1" office:value-type="string">
            <text:p>Home_Page</text:p>
          </table:table-cell>
          <table:table-cell office:value-type="string">
            <text:p>verify the functionality of "Pagination" on the homepage of the application.</text:p>
          </table:table-cell>
          <table:table-cell table:style-name="ce2" office:value-type="string">
            <text:p>Ensure that the user is able to navigate from one page to another by clicking on pagination buttons.</text:p>
          </table:table-cell>
          <table:table-cell table:style-name="ce1" office:value-type="string">
            <text:p>N/A</text:p>
          </table:table-cell>
          <table:table-cell table:style-name="ce1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 Enter valid URL of the application say:”172.16.10.42/btes” <text:s text:c="34"/>2. Enter valid login credentials and click on “login” button <text:s text:c="12"/>3. .on clicking "Pagination" button user should be able to navigate from one page to another page</text:p>
          </table:table-cell>
          <table:table-cell table:style-name="ce2" office:value-type="string">
            <text:p>user should be able to navigate from one page to another by clicking on pagination buttons.</text:p>
          </table:table-cell>
          <table:table-cell office:value-type="string">
            <text:p>smoke</text:p>
          </table:table-cell>
        </table:table-row>
      </table:table>
      <table:table table:name="View User" table:style-name="ta1" table:print="false">
        <table:table-column table:style-name="co1" table:default-cell-style-name="Default"/>
        <table:table-column table:style-name="co26" table:default-cell-style-name="ce1"/>
        <table:table-column table:style-name="co11" table:default-cell-style-name="Default"/>
        <table:table-column table:style-name="co27" table:default-cell-style-name="ce4"/>
        <table:table-column table:style-name="co23" table:default-cell-style-name="ce4"/>
        <table:table-column table:style-name="co1" table:number-columns-repeated="2" table:default-cell-style-name="ce5"/>
        <table:table-column table:style-name="co26" table:default-cell-style-name="ce4"/>
        <table:table-column table:style-name="co18" table:default-cell-style-name="ce4"/>
        <table:table-column table:style-name="co28" table:default-cell-style-name="ce4"/>
        <table:table-column table:style-name="co29" table:default-cell-style-name="ce4"/>
        <table:table-column table:style-name="co1" table:default-cell-style-name="ce4"/>
        <table:table-row table:style-name="ro25">
          <table:table-cell office:value-type="string">
            <text:p>S.No</text:p>
          </table:table-cell>
          <table:table-cell table:style-name="Default" office:value-type="string">
            <text:p>Test Case ID</text:p>
          </table:table-cell>
          <table:table-cell office:value-type="string">
            <text:p>Module</text:p>
          </table:table-cell>
          <table:table-cell table:style-name="Default" office:value-type="string">
            <text:p>Test Summary</text:p>
          </table:table-cell>
          <table:table-cell table:style-name="Default" office:value-type="string">
            <text:p>Test Description</text:p>
          </table:table-cell>
          <table:table-cell table:style-name="Default" office:value-type="string">
            <text:p>Test Data </text:p>
          </table:table-cell>
          <table:table-cell table:style-name="Default" office:value-type="string">
            <text:p>priority</text:p>
          </table:table-cell>
          <table:table-cell table:style-name="Default" office:value-type="string">
            <text:p>Test Environment</text:p>
          </table:table-cell>
          <table:table-cell table:style-name="Default" office:value-type="string">
            <text:p>Prerequisite</text:p>
          </table:table-cell>
          <table:table-cell table:style-name="Default" office:value-type="string">
            <text:p>Steps to Follow</text:p>
          </table:table-cell>
          <table:table-cell table:style-name="Default" office:value-type="string">
            <text:p>Expected Results </text:p>
          </table:table-cell>
          <table:table-cell table:style-name="Default" office:value-type="string">
            <text:p>Type</text:p>
          </table:table-cell>
        </table:table-row>
        <table:table-row table:style-name="ro26">
          <table:table-cell office:value-type="float" office:value="1">
            <text:p>1</text:p>
          </table:table-cell>
          <table:table-cell office:value-type="string">
            <text:p>TC_View_User_Page_001</text:p>
          </table:table-cell>
          <table:table-cell table:style-name="ce3" office:value-type="string">
            <text:p>View_User</text:p>
          </table:table-cell>
          <table:table-cell office:value-type="string">
            <text:p>Verify the functionality of "view user" link on home Page </text:p>
          </table:table-cell>
          <table:table-cell office:value-type="string">
            <text:p>Ensure that user is redirect to <text:s/>“View User” page by click on the "view user" link</text:p>
          </table:table-cell>
          <table:table-cell table:style-name="ce3"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/></text:p>
            <text:p>2.Enter the valid credentials and login into the account. </text:p>
            <text:p>3. user is redirect to <text:s/>“View User” page by click on the "view user" link</text:p>
          </table:table-cell>
          <table:table-cell office:value-type="string">
            <text:p><text:s/>user should be able to view all the user in the application by clicking on the "view user" link</text:p>
          </table:table-cell>
          <table:table-cell office:value-type="string">
            <text:p>Smoke</text:p>
          </table:table-cell>
        </table:table-row>
        <table:table-row table:style-name="ro27">
          <table:table-cell office:value-type="float" office:value="2">
            <text:p>2</text:p>
          </table:table-cell>
          <table:table-cell office:value-type="string">
            <text:p>TC_View_User_Page_002</text:p>
          </table:table-cell>
          <table:table-cell office:value-type="string">
            <text:p>View_User</text:p>
          </table:table-cell>
          <table:table-cell office:value-type="string">
            <text:p>Verify the availability of columns such as "username" and "Project" on the view user page. </text:p>
          </table:table-cell>
          <table:table-cell office:value-type="string">
            <text:p>Ensure that the user is able to view the columns such as "username" and "Project" <text:s/>on the view user page 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/></text:p>
            <text:p>2.Enter the valid credentials and login into the account.</text:p>
            <text:p>3.user is able to view columns such as "username" and "Project" <text:s/>on the view user page </text:p>
          </table:table-cell>
          <table:table-cell office:value-type="string">
            <text:p><text:s/>User should <text:s/>able to view the columns such as "username" and "Project" <text:s/>on the homepage </text:p>
          </table:table-cell>
          <table:table-cell office:value-type="string">
            <text:p>Smoke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TC_View_User_Page_003</text:p>
          </table:table-cell>
          <table:table-cell office:value-type="string">
            <text:p>View_User</text:p>
          </table:table-cell>
          <table:table-cell office:value-type="string">
            <text:p>Verify that name of the user and project is displaying under the "user name" and "project" column.</text:p>
          </table:table-cell>
          <table:table-cell office:value-type="string">
            <text:p>Ensure that the Name of the user is displayed under "username" column and "Project" column will display the project 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/></text:p>
            <text:p>2.Enter the valid credentials and login into the account.</text:p>
            <text:p>3.User is able to view the name of the user <text:s/>under "username" column and Project name <text:s/>under "Project" <text:s/>column </text:p>
          </table:table-cell>
          <table:table-cell office:value-type="string">
            <text:p>"Username" column <text:s/>will display the NAME of the users and “Project” column will <text:s/>display the Project Name <text:s/>in which the users are existing</text:p>
          </table:table-cell>
          <table:table-cell office:value-type="string">
            <text:p>Smoke</text:p>
          </table:table-cell>
        </table:table-row>
        <table:table-row table:style-name="ro28">
          <table:table-cell office:value-type="float" office:value="4">
            <text:p>4</text:p>
          </table:table-cell>
          <table:table-cell office:value-type="string">
            <text:p>TC_View_User_Page_004</text:p>
          </table:table-cell>
          <table:table-cell office:value-type="string">
            <text:p>View_User</text:p>
          </table:table-cell>
          <table:table-cell office:value-type="string">
            <text:p>Verify the functionality of "Name” link available under username column </text:p>
          </table:table-cell>
          <table:table-cell office:value-type="string">
            <text:p>ensure that onclicking the name of user available under username column user redirect to “USER DETAIL” page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/></text:p>
            <text:p>2.Enter the valid credentials and login into the account.</text:p>
            <text:p><text:s/>3.Click on View user link and redirect to view user page <text:s text:c="32"/><text:s text:c="9"/>4. click on name of user available under username column user redirect to “USER DETAIL” page</text:p>
          </table:table-cell>
          <table:table-cell office:value-type="string">
            <text:p><text:s/>user should be able to click the name of user available under username column user redirect to “USER DETAIL” page</text:p>
          </table:table-cell>
          <table:table-cell office:value-type="string">
            <text:p>Smoke</text:p>
          </table:table-cell>
        </table:table-row>
      </table:table>
      <table:table table:name="User Detail Page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ce1"/>
        <table:table-column table:style-name="co32" table:default-cell-style-name="ce1"/>
        <table:table-column table:style-name="co33" table:default-cell-style-name="Default"/>
        <table:table-column table:style-name="co1" table:default-cell-style-name="Default"/>
        <table:table-column table:style-name="co34" table:default-cell-style-name="ce1"/>
        <table:table-column table:style-name="co35" table:default-cell-style-name="ce1"/>
        <table:table-column table:style-name="co34" table:default-cell-style-name="ce1"/>
        <table:table-column table:style-name="co36" table:default-cell-style-name="ce1"/>
        <table:table-column table:style-name="co1" table:default-cell-style-name="Default"/>
        <table:table-row table:style-name="ro29">
          <table:table-cell office:value-type="string">
            <text:p>S.No</text:p>
          </table:table-cell>
          <table:table-cell office:value-type="string">
            <text:p>Test Case ID</text:p>
          </table:table-cell>
          <table:table-cell office:value-type="string">
            <text:p>Module</text:p>
          </table:table-cell>
          <table:table-cell table:style-name="Default" office:value-type="string">
            <text:p>Test Summary</text:p>
          </table:table-cell>
          <table:table-cell table:style-name="Default" office:value-type="string">
            <text:p>Test Description</text:p>
          </table:table-cell>
          <table:table-cell office:value-type="string">
            <text:p>Test Data </text:p>
          </table:table-cell>
          <table:table-cell office:value-type="string">
            <text:p>priority</text:p>
          </table:table-cell>
          <table:table-cell table:style-name="Default" office:value-type="string">
            <text:p>Test Environment</text:p>
          </table:table-cell>
          <table:table-cell table:style-name="Default" office:value-type="string">
            <text:p>Prerequisite</text:p>
          </table:table-cell>
          <table:table-cell table:style-name="Default" office:value-type="string">
            <text:p>Steps to Follow</text:p>
          </table:table-cell>
          <table:table-cell table:style-name="Default" office:value-type="string">
            <text:p>Expected Results </text:p>
          </table:table-cell>
          <table:table-cell office:value-type="string">
            <text:p>Type</text:p>
          </table:table-cell>
        </table:table-row>
        <table:table-row table:style-name="ro30">
          <table:table-cell office:value-type="float" office:value="1">
            <text:p>1</text:p>
          </table:table-cell>
          <table:table-cell table:style-name="ce1" office:value-type="string">
            <text:p>TC_User_Details_Page_001</text:p>
          </table:table-cell>
          <table:table-cell office:value-type="string">
            <text:p>User_Details_Page</text:p>
          </table:table-cell>
          <table:table-cell office:value-type="string">
            <text:p>Verify the “Heading” on User detail page</text:p>
          </table:table-cell>
          <table:table-cell table:style-name="ce2" office:value-type="string">
            <text:p>Ensure that user is able to view <text:s/>"Administrator" as heading on user detail page.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/></text:p>
            <text:p>2.Enter the valid credentials and login into the account. </text:p>
            <text:p>3. user can view the <text:s/>"Administrator" as heading on user detail page.</text:p>
          </table:table-cell>
          <table:table-cell table:style-name="ce2" office:value-type="string">
            <text:p>user should be able to view <text:s/>"Administrator" as heading on clicking "Name" link given on View user page.</text:p>
          </table:table-cell>
          <table:table-cell office:value-type="string">
            <text:p>smoke</text:p>
          </table:table-cell>
        </table:table-row>
        <table:table-row table:style-name="ro31">
          <table:table-cell office:value-type="float" office:value="2">
            <text:p>2</text:p>
          </table:table-cell>
          <table:table-cell table:style-name="ce1" office:value-type="string">
            <text:p>TC_User_Details_Page_002</text:p>
          </table:table-cell>
          <table:table-cell office:value-type="string">
            <text:p>User_Details_Page</text:p>
          </table:table-cell>
          <table:table-cell office:value-type="string">
            <text:p>Verify the fields available such as <text:s text:c="5"/>-Name <text:s text:c="14"/>-User Name <text:s/>-Email-id -Telephone <text:s text:c="8"/>=Zip code </text:p>
          </table:table-cell>
          <table:table-cell office:value-type="string">
            <text:p>Ensure that user is able to view the fields available such as <text:s text:c="5"/>-Name <text:s text:c="19"/>-User Name <text:s text:c="19"/>-Email-id <text:s text:c="8"/>-Telephone <text:s text:c="13"/>=Zip code <text:s text:c="19"/>on User Details page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 text:c="2"/>2.Enter the valid credentials and login into the account. <text:s text:c="20"/><text:s/>3. <text:s/>user is able to view the fields available such as <text:s text:c="5"/>-Name <text:s text:c="19"/>-User Name <text:s text:c="19"/>-Email-id <text:s text:c="9"/>-Telephone <text:s text:c="18"/>=Zip code <text:s text:c="24"/>on User Details page</text:p>
          </table:table-cell>
          <table:table-cell office:value-type="string">
            <text:p>user should be able <text:s/>to view the fields available such as <text:s text:c="17"/>-Name <text:s text:c="22"/>-User Name <text:s text:c="19"/>-Email-id <text:s text:c="8"/>-Telephone <text:s text:c="16"/>=Zip code <text:s text:c="21"/>on User Details page</text:p>
          </table:table-cell>
          <table:table-cell table:style-name="ce1" office:value-type="string">
            <text:p>smoke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TC_User_Details_Page_003</text:p>
          </table:table-cell>
          <table:table-cell office:value-type="string">
            <text:p>User_Details_Page</text:p>
          </table:table-cell>
          <table:table-cell office:value-type="string">
            <text:p>Verify the Details enter during New user Creation</text:p>
          </table:table-cell>
          <table:table-cell office:value-type="string">
            <text:p>Ensure that details added by user during new user creation are in correct fields</text:p>
          </table:table-cell>
          <table:table-cell table:number-columns-repeated="2"/>
          <table:table-cell office:value-type="string">
            <text:p>Window 7, Google chrome, IE, Firefox</text:p>
          </table:table-cell>
          <table:table-cell office:value-type="string">
            <text:p>valid user exist in the application</text:p>
          </table:table-cell>
          <table:table-cell office:value-type="string">
            <text:p>1.Enter the valid URL of an application say:"172.16.10.77/btes". <text:s/><text:s text:c="2"/>2.Enter the valid credentials and login into the account. <text:s text:c="20"/><text:s text:c="2"/>3. user can view correct details that enter in corresponding fields</text:p>
          </table:table-cell>
          <table:table-cell office:value-type="string">
            <text:p>user should be able <text:s/>to view view the correct details that enter in corresponding fields</text:p>
          </table:table-cell>
          <table:table-cell office:value-type="string">
            <text:p>smok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18/02/2017</text:date>, <text:time>23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6:18:59.29</meta:creation-date>
    <dc:date>2017-02-18T23:29:09.83</dc:date>
    <meta:editing-duration>PT6H13M26S</meta:editing-duration>
    <meta:editing-cycles>159</meta:editing-cycles>
    <meta:generator>OpenOffice/4.1.3$Win32 OpenOffice.org_project/413m1$Build-9783</meta:generator>
    <dc:creator>robin </dc:creator>
    <meta:document-statistic meta:table-count="5" meta:cell-count="381" meta:object-count="0"/>
  </office:meta>
</office:document-meta>
</file>